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State.commandNew( DefaultMutableTreeNode new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State.clear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setExpandState( Set &lt; DefaultMutableTreeNode &gt; expan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parseScrollPosition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eeState.expandSe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State.addExpandState( DefaultMutableTreeNode expandStat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isExpanded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Tre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State.getExpan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setLastCommand( String last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expandTo( DefaultMutableTre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State.clearExpan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expand( DefaultMutableTreeNode node , int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State.addSelection( DefaultMutableTreeNode select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setLastMarker( DefaultMutableTreeNode last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getLas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setMarker( DefaultMutableTreeNode 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isMarked( DefaultMutable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getLast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setSelection( Set &lt; DefaultMutableTreeNode &gt;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get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get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setScrollPosition( Integer [ ] scroll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getScroll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tate.isSelected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